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03309099250701</text:p>
          </table:table-cell>
          <table:table-cell office:value-type="string" calcext:value-type="string">
            <text:p>2025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309099250701</text:p>
          </table:table-cell>
          <table:table-cell office:value-type="string" calcext:value-type="string">
            <text:p>2024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309099250701</text:p>
          </table:table-cell>
          <table:table-cell office:value-type="string" calcext:value-type="string">
            <text:p>2023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309099250701</text:p>
          </table:table-cell>
          <table:table-cell office:value-type="string" calcext:value-type="string">
            <text:p>2023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309099250701</text:p>
          </table:table-cell>
          <table:table-cell office:value-type="string" calcext:value-type="string">
            <text:p>2022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309099250701</text:p>
          </table:table-cell>
          <table:table-cell office:value-type="string" calcext:value-type="string">
            <text:p>2021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309099250701</text:p>
          </table:table-cell>
          <table:table-cell office:value-type="string" calcext:value-type="string">
            <text:p>2021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309099250701</text:p>
          </table:table-cell>
          <table:table-cell office:value-type="string" calcext:value-type="string">
            <text:p>2020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3090992507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3090992507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3090992507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3090992507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3090992507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3090992507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3090992507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3090992507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3090992507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3090992507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3090992507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3090992507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3090992507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3090992507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3090992507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3090992507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3090992507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3090992507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3090992507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3090992507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3090992507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3090992507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3090992507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3090992507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3090992507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3090992507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3090992507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5788" calcext:value-type="float">
            <text:p>2.8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3090992507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3090992507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3090992507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3090992507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3090992507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